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.25mm"/>
    </style:style>
    <style:style style:name="co5" style:family="table-column">
      <style:table-column-properties fo:break-before="auto" style:column-width="135.04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21.4mm"/>
    </style:style>
    <style:style style:name="co8" style:family="table-column">
      <style:table-column-properties fo:break-before="auto" style:column-width="20.3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6" style:family="table-cell" style:parent-style-name="Default">
      <style:text-properties style:font-name="PT Sans"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T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normal" style:font-name-complex="DejaVu San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font-name="PT Sans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style:font-name="PT Sans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fff00"/>
      <style:text-properties style:font-name="PT Sans" fo:font-size="12pt" style:font-size-asian="12pt" style:font-size-complex="12pt"/>
    </style:style>
    <style:style style:name="ce5" style:family="table-cell" style:parent-style-name="Default">
      <style:text-properties style:font-name="PT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00a933"/>
      <style:text-properties style:font-name="PT Sans"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style:font-name="PT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6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Пол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таданны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— порядковый номер категории из Таблица_ООПТ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пределени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 — определе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дачи соответствуют задачам в Таблица_задач_федеральных_категорий.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Цвет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елёным выделены обработанные категории, то есть те, для которых были определены оценки или было решено, что оценка невозможна. Это выделение имело смысл только в период работы и по завершении работы уже не играет рол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ёлтым отмечены категории, которые можно использовать для проверки правильности работы скрипта, который вычисляет индекс сходства.</text:p>
          </table:table-cell>
          <table:table-cell table:number-columns-repeated="1023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2" table:number-columns-repeated="1015" table:default-cell-style-name="ce5"/>
        <table:table-row table:style-name="ro4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4">
          <table:table-cell table:number-columns-repeated="3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ресурсный_резерва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уникальное_озеро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зона_покоя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рекреационно-оздоровительный_природный_комплек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ландшафтный_природ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зона_покоя</text:p>
          </table:table-cell>
          <table:table-cell table:number-columns-repeated="102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экологический_коридор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водно-болотное_угодье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парковая_зона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сквер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питомник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водно-болотное_угодье</text:p>
          </table:table-cell>
          <table:table-cell table:number-columns-repeated="102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зона_покоя</text:p>
          </table:table-cell>
          <table:table-cell table:number-columns-repeated="1020"/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природный_объект</text:p>
          </table:table-cell>
          <table:table-cell table:style-name="ce9" table:number-columns-repeated="1020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охраняемая_береговая_лин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государственный_природный_микрозаказ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биологическая_станци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водоохранная_зона_и_прибрежная_защитная_полоса</text:p>
          </table:table-cell>
          <table:table-cell table:number-columns-repeated="1020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запретная_полоса_леса_расположенная_вдоль_водного_объекта</text:p>
          </table:table-cell>
          <table:table-cell table:number-columns-repeated="1020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микрозаказ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учебно-научный_стационар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охраняемый_водн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охраняемая_зелёная_зона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0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лесопарковая_зона_населённого_пункта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о-антропоген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ый_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природный_микрорезерват</text:p>
          </table:table-cell>
          <table:table-cell table:number-columns-repeated="1020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особо_охраняемая_территория_природно-исторического_на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особо_охраняемая_территория_водных_объектов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особо_охраняемая_территория_геологического_объекта_и_комплекс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территория_историко-культурного_назначен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водно-болотное_угодь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лесопар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рекреационная_местность_региональ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природный_микрозаказник_регионального_значе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природно-исторически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территория_охраняемого_ландшафт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рекреационная_местность_мест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природно-рекреационная_мест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городско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рекреационный_участок</text:p>
          </table:table-cell>
          <table:table-cell table:number-columns-repeated="1020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природная_заповедная_территория</text:p>
          </table:table-cell>
          <table:table-cell table:number-columns-repeated="1020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государственный_природный_микрозаповед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охраняемое_водно-болотное_угодье</text:p>
          </table:table-cell>
          <table:table-cell table:number-columns-repeated="1020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биологическая_станция_(учебно-научный_стационар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охраняемый_водный_объек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водоохранная_зона</text:p>
          </table:table-cell>
          <table:table-cell table:number-columns-repeated="1020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охраняемый_долин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городской_парк_и_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полигон_долгосрочного_экологического_мониторинг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территория_рекреационного_назначен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природный_ландшафтный_комплекс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2" calcext:value-type="float">
            <text:p>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ООПТ_историко-культур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ООПТ_рекреацион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ресурсоохранная_территор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охраняемый_природный_комплекс_(объект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охраняемая_садово-парковая_территор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лесно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памятник_ландшафтной_архитектуры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городско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парк-выставк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генетический_резерва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0" office:value-type="float" office:value="99" calcext:value-type="float">
            <text:p>9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городской_парк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курор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мемориальное_дерев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экологический_полиго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экологические_плантации_и_питомник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этноприрод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лесной_генетический_резерва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природное_наследие_народов_Чувашской_республик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памятное_природное_место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" calcext:value-type="float">
            <text:p>23</text:p>
          </table:table-cell>
          <table:table-cell table:style-name="ce11" office:value-type="string" calcext:value-type="string">
            <text:p>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эколого-рекреационная_зона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зелё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охраняемый_ландшаф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риродный_резерват</text:p>
          </table:table-cell>
          <table:table-cell table:number-columns-repeated="1020"/>
        </table:table-row>
        <table:table-row table:style-name="ro4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историко-природный_комплекс_и_территор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риродный_культурно-мемориаль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арк_поселе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не_определено_25</text:p>
          </table:table-cell>
          <table:table-cell table:number-columns-repeated="1020"/>
        </table:table-row>
        <table:table-row table:style-name="ro4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территория_охраняемого_ландшаф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памятник_ландшафтного_искусства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природно-исторический_комплекс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" calcext:value-type="float">
            <text:p>27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11" office:value-type="string" calcext:value-type="string">
            <text:p>эколого-рекреационная_зона</text:p>
          </table:table-cell>
          <table:table-cell table:number-columns-repeated="1020"/>
        </table:table-row>
        <table:table-row table:style-name="ro4">
          <table:table-cell table:style-name="ce10" office:value-type="float" office:value="144" calcext:value-type="float">
            <text:p>1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особо_охраняемое_природное_урочище</text:p>
          </table:table-cell>
          <table:table-cell table:number-columns-repeated="1020"/>
        </table:table-row>
        <table:table-row table:style-name="ro4"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особо_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экологический_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ландшафтн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природно-истор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11" office:value-type="string" calcext:value-type="string">
            <text:p>охраняемая_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style-name="ce11"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парковая_зона</text:p>
          </table:table-cell>
          <table:table-cell table:number-columns-repeated="1020"/>
        </table:table-row>
        <table:table-row table:style-name="ro4"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сквер</text:p>
          </table:table-cell>
          <table:table-cell table:style-name="ce9" table:number-columns-repeated="1020"/>
        </table:table-row>
        <table:table-row table:style-name="ro4">
          <table:table-cell table:style-name="ce10" office:value-type="float" office:value="158" calcext:value-type="float">
            <text:p>15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природный_резерва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11" office:value-type="string" calcext:value-type="string">
            <text:p>пар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водно-болотное_угодь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алле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городской_(поселковый)_парк_культуры_и_отдых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сквер</text:p>
          </table:table-cell>
          <table:table-cell table:number-columns-repeated="1020"/>
        </table:table-row>
        <table:table-row table:style-name="ro4"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экотуристическая_территория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охраняем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загородн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11" office:value-type="string" calcext:value-type="string">
            <text:p>природно-рекреацион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string" calcext:value-type="string">
            <text:p>охраняемый_культурно-рекреацион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string" calcext:value-type="string">
            <text:p>охраняемая_природная_мест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3" calcext:value-type="float">
            <text:p>73</text:p>
          </table:table-cell>
          <table:table-cell table:style-name="ce1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историко-ландшафтный_комплекс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11" office:value-type="string" calcext:value-type="string">
            <text:p>зона_историко-природного_ландшафта</text:p>
          </table:table-cell>
          <table:table-cell table:number-columns-repeated="1020"/>
        </table:table-row>
        <table:table-row table:style-name="ro4"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парк_культуры_и_отдыха_Ивановской_област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заповедный_участок</text:p>
          </table:table-cell>
          <table:table-cell table:number-columns-repeated="1020"/>
        </table:table-row>
        <table:table-row table:style-name="ro4"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ландшафтный_памят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" calcext:value-type="float">
            <text:p>38</text:p>
          </table:table-cell>
          <table:table-cell table:style-name="ce11" office:value-type="string" calcext:value-type="string">
            <text:p>садово-парков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" calcext:value-type="float">
            <text:p>39</text:p>
          </table:table-cell>
          <table:table-cell table:style-name="ce11"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" calcext:value-type="float">
            <text:p>39</text:p>
          </table:table-cell>
          <table:table-cell table:style-name="ce11" office:value-type="string" calcext:value-type="string">
            <text:p>природно-исторический_и_экологически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городской_ле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городской_парк_(сквер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памятник_садово-паркового_искусств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природно-культурный_комплекс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дерево-памятник_живой_природы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лесо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зелёная_зона_городского_и_сельского_поселе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городск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памятник_садово-паркового_искусств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11"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микрозаповедник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бреж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особо_охраняемый_геологически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исторически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остранственный_экологически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рекреационный_комплекс</text:p>
          </table:table-cell>
          <table:table-cell table:number-columns-repeated="1020"/>
        </table:table-row>
        <table:table-row table:style-name="ro4"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ый_резерва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амятник_живой_природы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ландшафтный_парк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риродная_рекреационная_зона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болото</text:p>
          </table:table-cell>
          <table:table-cell table:number-columns-repeated="1020"/>
        </table:table-row>
        <table:table-row table:style-name="ro4"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озеро</text:p>
          </table:table-cell>
          <table:table-cell table:number-columns-repeated="1020"/>
        </table:table-row>
        <table:table-row table:style-name="ro4"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зелёная_зона</text:p>
          </table:table-cell>
          <table:table-cell table:number-columns-repeated="1020"/>
        </table:table-row>
        <table:table-row table:style-name="ro4"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не_определено_43</text:p>
          </table:table-cell>
          <table:table-cell table:number-columns-repeated="1020"/>
        </table:table-row>
        <table:table-row table:style-name="ro4"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4" calcext:value-type="float">
            <text:p>44</text:p>
          </table:table-cell>
          <table:table-cell table:style-name="ce11" office:value-type="string" calcext:value-type="string">
            <text:p>охраняемая_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охраняемая_садово-парковая_территория</text:p>
          </table:table-cell>
          <table:table-cell table:number-columns-repeated="1020"/>
        </table:table-row>
        <table:table-row table:style-name="ro4"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охраняемая_природно-ландшафтная_территория</text:p>
          </table:table-cell>
          <table:table-cell table:number-columns-repeated="1020"/>
        </table:table-row>
        <table:table-row table:style-name="ro4"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охраняемая_территория_занятая_особыми_деревьями</text:p>
          </table:table-cell>
          <table:table-cell table:number-columns-repeated="1020"/>
        </table:table-row>
        <table:table-row table:style-name="ro4"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0" office:value-type="float" office:value="241" calcext:value-type="float">
            <text:p>24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6" calcext:value-type="float">
            <text:p>46</text:p>
          </table:table-cell>
          <table:table-cell table:style-name="ce11" office:value-type="string" calcext:value-type="string">
            <text:p>природный_резерват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11"/>
        </table:table-row>
        <table:table-row table:style-name="ro4"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природно-культурная_мест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6" calcext:value-type="float">
            <text:p>46</text:p>
          </table:table-cell>
          <table:table-cell table:style-name="ce11" office:value-type="string" calcext:value-type="string">
            <text:p>природн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природно-исторический_пар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экологический_пар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водоохранная_зона</text:p>
          </table:table-cell>
          <table:table-cell table:number-columns-repeated="1020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" calcext:value-type="float">
            <text:p>77</text:p>
          </table:table-cell>
          <table:table-cell table:style-name="ce11" office:value-type="string" calcext:value-type="string">
            <text:p>городской_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" calcext:value-type="float">
            <text:p>77</text:p>
          </table:table-cell>
          <table:table-cell table:style-name="ce11" office:value-type="string" calcext:value-type="string">
            <text:p>памятник_живой_природы</text:p>
          </table:table-cell>
          <table:table-cell table:number-columns-repeated="1020"/>
        </table:table-row>
        <table:table-row table:style-name="ro4"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природный_историко-культурный_заказник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уникальные_лесные_насаждени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историко-культурный_и_природный_музей-заповед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0" calcext:value-type="float">
            <text:p>80</text:p>
          </table:table-cell>
          <table:table-cell table:style-name="ce11" office:value-type="string" calcext:value-type="string">
            <text:p>не_определено_80</text:p>
          </table:table-cell>
          <table:table-cell table:number-columns-repeated="1020"/>
        </table:table-row>
        <table:table-row table:style-name="ro4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1" calcext:value-type="float">
            <text:p>81</text:p>
          </table:table-cell>
          <table:table-cell table:style-name="ce11" office:value-type="string" calcext:value-type="string">
            <text:p>природно-антропоген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лиманно-плавнев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природ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прибрежн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эколого-этническая_зон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11" office:value-type="string" calcext:value-type="string">
            <text:p>природ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рекреационная_местность</text:p>
          </table:table-cell>
          <table:table-cell table:number-columns-repeated="1020"/>
        </table:table-row>
        <table:table-row table:style-name="ro4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природный_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микрозаказник</text:p>
          </table:table-cell>
          <table:table-cell table:number-columns-repeated="1020"/>
        </table:table-row>
        <table:table-row table:style-name="ro4"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11" office:value-type="string" calcext:value-type="string">
            <text:p>охраняемая_озеленённая_и_лес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2" calcext:value-type="float">
            <text:p>52</text:p>
          </table:table-cell>
          <table:table-cell table:style-name="ce11" office:value-type="string" calcext:value-type="string">
            <text:p>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2" calcext:value-type="float">
            <text:p>52</text:p>
          </table:table-cell>
          <table:table-cell table:style-name="ce11" office:value-type="string" calcext:value-type="string">
            <text:p>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заповедное_урочище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ландшафтно-рекреационный_парк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зоологический_пар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природ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3" calcext:value-type="float">
            <text:p>53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прибрежный_природный_комплекс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лиманно-плавнев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природно-рекреационная_зона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водно-болотное_угодье</text:p>
          </table:table-cell>
          <table:table-cell table:number-columns-repeated="1020"/>
        </table:table-row>
        <table:table-row table:style-name="ro4"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нерестовый_массив</text:p>
          </table:table-cell>
          <table:table-cell table:number-columns-repeated="1020"/>
        </table:table-row>
        <table:table-row table:style-name="ro4"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парк</text:p>
          </table:table-cell>
          <table:table-cell table:number-columns-repeated="1020"/>
        </table:table-row>
        <table:table-row table:style-name="ro4"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ая_береговая_линия</text:p>
          </table:table-cell>
          <table:table-cell table:number-columns-repeated="1020"/>
        </table:table-row>
        <table:table-row table:style-name="ro4"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ая_речная_система</text:p>
          </table:table-cell>
          <table:table-cell table:number-columns-repeated="1020"/>
        </table:table-row>
        <table:table-row table:style-name="ro4"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биологическая_станция</text:p>
          </table:table-cell>
          <table:table-cell table:number-columns-repeated="1020"/>
        </table:table-row>
        <table:table-row table:style-name="ro4"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11"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охраняемый_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охраняем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" calcext:value-type="float">
            <text:p>57</text:p>
          </table:table-cell>
          <table:table-cell table:style-name="ce11" office:value-type="string" calcext:value-type="string">
            <text:p>не_определено_57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прибрежн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ландшафтно-рекреационны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Данные.C1:Данные.C2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 style:data-style-name="N2" text:time-value="11:13:01.0793931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initial-creator>TJL</meta:initial-creator>
    <meta:creation-date>2016-08-18T13:39:56Z</meta:creation-date>
    <dc:date>2020-05-28T13:01:36.551951761</dc:date>
    <meta:editing-duration>PT18H34M28S</meta:editing-duration>
    <meta:editing-cycles>213</meta:editing-cycles>
    <dc:creator>Павел  </dc:creator>
    <meta:document-statistic meta:table-count="2" meta:cell-count="2729" meta:object-count="0"/>
  </office:meta>
</office:document-meta>
</file>